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ascadia Code1" svg:font-family="'Cascadia Cod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Monospace" fo:font-size="15pt" style:font-size-asian="15pt" style:font-size-complex="15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Monospace" fo:font-size="15pt" style:font-size-asian="15pt" style:font-name-complex="Cascadia Code1" style:font-size-complex="15pt"/>
    </style:style>
    <style:style style:name="T1" style:family="text">
      <style:text-properties style:font-name="Cascadia Code" fo:font-size="18pt" style:font-size-asian="18pt" style:font-name-complex="Cascadia Code1"/>
    </style:style>
    <style:style style:name="T2" style:family="text">
      <style:text-properties style:font-name="Cascadia Code" fo:font-size="18pt" fo:background-color="#0000ff" loext:char-shading-value="0" style:font-size-asian="18pt" style:font-name-complex="Cascadia Code1"/>
    </style:style>
    <style:style style:name="T3" style:family="text">
      <style:text-properties style:font-name="Cascadia Code" fo:font-size="18pt" fo:background-color="#00ff00" loext:char-shading-value="0" style:font-size-asian="18pt" style:font-name-complex="Cascadia Code1"/>
    </style:style>
    <style:style style:name="T4" style:family="text">
      <style:text-properties style:font-name="Cascadia Code" fo:font-size="18pt" fo:background-color="#00ffff" loext:char-shading-value="0" style:font-size-asian="18pt" style:font-name-complex="Cascadia Code1"/>
    </style:style>
    <style:style style:name="T5" style:family="text">
      <style:text-properties style:font-name="Cascadia Code" fo:font-size="18pt" fo:background-color="#000080" loext:char-shading-value="0" style:font-size-asian="18pt" style:font-name-complex="Cascadia Code1"/>
    </style:style>
    <style:style style:name="T6" style:family="text">
      <style:text-properties style:font-name="Cascadia Code" fo:font-size="18pt" fo:background-color="#ff0000" loext:char-shading-value="0" style:font-size-asian="18pt" style:font-name-complex="Cascadia Code1"/>
    </style:style>
    <style:style style:name="T7" style:family="text">
      <style:text-properties style:font-name="Cascadia Code" fo:font-size="18pt" fo:background-color="#ff00ff" loext:char-shading-value="0" style:font-size-asian="18pt" style:font-name-complex="Cascadia Code1"/>
    </style:style>
    <style:style style:name="T8" style:family="text">
      <style:text-properties style:font-name="Cascadia Code" fo:font-size="22pt" style:text-underline-style="solid" style:text-underline-width="auto" style:text-underline-color="font-color" style:font-size-asian="22pt" style:font-name-complex="Cascadia Code1"/>
    </style:style>
    <style:style style:name="T9" style:family="text">
      <style:text-properties fo:font-size="18pt" style:font-size-asian="18pt" style:font-name-complex="Cascadia Code1"/>
    </style:style>
    <style:style style:name="T10" style:family="text">
      <style:text-properties fo:font-size="18pt" fo:background-color="#0000ff" loext:char-shading-value="0" style:font-size-asian="18pt" style:font-name-complex="Cascadia Code1"/>
    </style:style>
    <style:style style:name="T11" style:family="text">
      <style:text-properties fo:font-size="18pt" fo:background-color="#ff0000" loext:char-shading-value="0" style:font-size-asian="18pt" style:font-name-complex="Cascadia Code1"/>
    </style:style>
    <style:style style:name="T12" style:family="text">
      <style:text-properties fo:font-size="18pt" fo:background-color="#00ff00" loext:char-shading-value="0" style:font-size-asian="18pt" style:font-name-complex="Cascadia Code1"/>
    </style:style>
    <style:style style:name="T13" style:family="text">
      <style:text-properties fo:font-size="18pt" fo:background-color="#00ffff" loext:char-shading-value="0" style:font-size-asian="18pt" style:font-name-complex="Cascadia Code1"/>
    </style:style>
    <style:style style:name="T14" style:family="text">
      <style:text-properties fo:font-size="18pt" fo:background-color="#000080" loext:char-shading-value="0" style:font-size-asian="18pt" style:font-name-complex="Cascadia Code1"/>
    </style:style>
    <style:style style:name="T15" style:family="text">
      <style:text-properties fo:font-size="18pt" fo:background-color="#ff00ff" loext:char-shading-value="0" style:font-size-asian="18pt" style:font-name-complex="Cascadia Code1"/>
    </style:style>
    <style:style style:name="T16" style:family="text">
      <style:text-properties style:font-name-complex="Cascadia Code1"/>
    </style:style>
    <style:style style:name="T17" style:family="text">
      <style:text-properties fo:background-color="#0000ff" loext:char-shading-value="0" style:font-name-complex="Cascadia Code1"/>
    </style:style>
    <style:style style:name="T18" style:family="text">
      <style:text-properties fo:background-color="#ff0000" loext:char-shading-value="0" style:font-name-complex="Cascadia Code1"/>
    </style:style>
    <style:style style:name="T19" style:family="text">
      <style:text-properties fo:background-color="#00ff00" loext:char-shading-value="0" style:font-name-complex="Cascadia Code1"/>
    </style:style>
    <style:style style:name="T20" style:family="text">
      <style:text-properties fo:background-color="#00ffff" loext:char-shading-value="0" style:font-name-complex="Cascadia Code1"/>
    </style:style>
    <style:style style:name="T21" style:family="text">
      <style:text-properties fo:background-color="#000080" loext:char-shading-value="0" style:font-name-complex="Cascadia Code1"/>
    </style:style>
    <style:style style:name="T22" style:family="text">
      <style:text-properties fo:background-color="#ff00ff" loext:char-shading-value="0" style:font-name-complex="Cascadia Co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La canzone di Marinella, Fabrizio de André</text:span></text:p>
      <text:p text:style-name="P2"/>
      <text:p text:style-name="P1"><text:span text:style-name="T16">Questa di Marinella è la storia vera</text:span></text:p>
      <text:p text:style-name="P1"><text:span text:style-name="T16">(</text:span><text:span text:style-name="T17">La-</text:span><text:span text:style-name="T16">) <text:s text:c="25"/>(</text:span><text:span text:style-name="T18">Re-</text:span><text:span text:style-name="T16">)</text:span></text:p>
      <text:p text:style-name="P1"><text:span text:style-name="T16">Che scivolò nel fiume a primavera</text:span></text:p>
      <text:p text:style-name="P1"><text:span text:style-name="T16">(</text:span><text:span text:style-name="T19">Sol</text:span><text:span text:style-name="T16">) <text:s text:c="22"/>(</text:span><text:span text:style-name="T20">Do</text:span><text:span text:style-name="T16">)</text:span></text:p>
      <text:p text:style-name="P1"><text:span text:style-name="T16">Ma il vento che la vide così bella</text:span></text:p>
      <text:p text:style-name="P1"><text:span text:style-name="T16">(</text:span><text:span text:style-name="T21">La7</text:span><text:span text:style-name="T16">) <text:s text:c="22"/>(</text:span><text:span text:style-name="T18">Re-</text:span><text:span text:style-name="T16">)</text:span></text:p>
      <text:p text:style-name="P1"><text:span text:style-name="T16">Dal fiume la portò sopra una stella</text:span></text:p>
      <text:p text:style-name="P1"><text:span text:style-name="T16"><text:s text:c="13"/>(</text:span><text:span text:style-name="T17">La-</text:span><text:span text:style-name="T16">) <text:s text:c="9"/>(</text:span><text:span text:style-name="T22">Mi</text:span><text:span text:style-name="T16">)(</text:span><text:span text:style-name="T17">La-</text:span><text:span text:style-name="T16">)</text:span></text:p>
      <text:p text:style-name="P2"/>
      <text:p text:style-name="P1"><text:span text:style-name="T16">Sola senza il ricordo di un dolore</text:span></text:p>
      <text:p text:style-name="P1"><text:span text:style-name="T16">(</text:span><text:span text:style-name="T17">La-</text:span><text:span text:style-name="T16">) <text:s text:c="23"/>(</text:span><text:span text:style-name="T18">Re-</text:span><text:span text:style-name="T16">)</text:span></text:p>
      <text:p text:style-name="P1"><text:span text:style-name="T16">Vivevi senza il sogno d'un amore</text:span></text:p>
      <text:p text:style-name="P1"><text:span text:style-name="T16">(</text:span><text:span text:style-name="T19">Sol</text:span><text:span text:style-name="T16">) <text:s text:c="22"/>(</text:span><text:span text:style-name="T20">Do</text:span><text:span text:style-name="T16">)</text:span></text:p>
      <text:p text:style-name="P1"><text:span text:style-name="T16">Ma un re senza corona e senza scorta</text:span></text:p>
      <text:p text:style-name="P1"><text:span text:style-name="T16">(</text:span><text:span text:style-name="T21">La7</text:span><text:span text:style-name="T16">) <text:s text:c="25"/>(</text:span><text:span text:style-name="T18">Re-</text:span><text:span text:style-name="T16">)</text:span></text:p>
      <text:p text:style-name="P1"><text:span text:style-name="T16">Bussò tre volte un giorno alla tua porta</text:span></text:p>
      <text:p text:style-name="P1"><text:span text:style-name="T16"><text:s text:c="10"/>(</text:span><text:span text:style-name="T17">La-</text:span><text:span text:style-name="T16">) <text:s text:c="17"/>(</text:span><text:span text:style-name="T22">Mi</text:span><text:span text:style-name="T16">)(</text:span><text:span text:style-name="T17">La-</text:span><text:span text:style-name="T16">)</text:span></text:p>
      <text:p text:style-name="P2"/>
      <text:p text:style-name="P2"/>
      <text:p text:style-name="P1"><text:span text:style-name="T16">Bianco come la luna il suo cappello</text:span></text:p>
      <text:p text:style-name="P1"><text:span text:style-name="T16">(</text:span><text:span text:style-name="T17">La-</text:span><text:span text:style-name="T16">) <text:s text:c="23"/>(</text:span><text:span text:style-name="T18">Re-</text:span><text:span text:style-name="T16">)</text:span></text:p>
      <text:p text:style-name="P1"><text:span text:style-name="T16">Come l'amore rosso il suo mantello</text:span></text:p>
      <text:p text:style-name="P1"><text:span text:style-name="T16">(</text:span><text:span text:style-name="T19">Sol</text:span><text:span text:style-name="T16">) <text:s text:c="22"/>(</text:span><text:span text:style-name="T20">Do</text:span><text:span text:style-name="T16">)</text:span></text:p>
      <text:p text:style-name="P1"><text:span text:style-name="T16">Tu lo seguisti senza una ragione</text:span></text:p>
      <text:p text:style-name="P1"><text:span text:style-name="T16">(</text:span><text:span text:style-name="T21">La7</text:span><text:span text:style-name="T16">) <text:s text:c="19"/>(</text:span><text:span text:style-name="T18">Re-</text:span><text:span text:style-name="T16">)</text:span></text:p>
      <text:p text:style-name="P1"><text:span text:style-name="T16">Come un ragazzo segue l'aquilone</text:span></text:p>
      <text:p text:style-name="P1"><text:span text:style-name="T16"><text:s text:c="10"/>(</text:span><text:span text:style-name="T17">La-</text:span><text:span text:style-name="T16">) <text:s text:c="8"/>(</text:span><text:span text:style-name="T22">Mi</text:span><text:span text:style-name="T16">)(</text:span><text:span text:style-name="T17">La-</text:span><text:span text:style-name="T16">)</text:span></text:p>
      <text:p text:style-name="P2"/>
      <text:p text:style-name="P1"><text:span text:style-name="T16">E c'era il sole e avevi gli occhi belli</text:span></text:p>
      <text:p text:style-name="P1"><text:span text:style-name="T16">(</text:span><text:span text:style-name="T17">La-</text:span><text:span text:style-name="T16">) <text:s text:c="28"/>(</text:span><text:span text:style-name="T18">Re-</text:span><text:span text:style-name="T16">)</text:span></text:p>
      <text:p text:style-name="P1"><text:span text:style-name="T16">Lui ti baciò le labbra ed i capelli</text:span></text:p>
      <text:p text:style-name="P1"><text:span text:style-name="T16">(</text:span><text:span text:style-name="T19">Sol</text:span><text:span text:style-name="T16">) <text:s text:c="23"/>(</text:span><text:span text:style-name="T20">Do</text:span><text:span text:style-name="T16">)</text:span></text:p>
      <text:p text:style-name="P1"><text:soft-page-break/><text:span text:style-name="T16">C'era la luna e avevi gli occhi stanchi</text:span></text:p>
      <text:p text:style-name="P1"><text:span text:style-name="T16">(</text:span><text:span text:style-name="T21">La7</text:span><text:span text:style-name="T16">) <text:s text:c="26"/>(</text:span><text:span text:style-name="T18">Re-</text:span><text:span text:style-name="T16">)</text:span></text:p>
      <text:p text:style-name="P1"><text:span text:style-name="T16">Lui pose le sue mani sui tuoi fianchi</text:span></text:p>
      <text:p text:style-name="P1"><text:span text:style-name="T16"><text:s text:c="15"/>(</text:span><text:span text:style-name="T17">La-</text:span><text:span text:style-name="T16">) <text:s text:c="8"/>(</text:span><text:span text:style-name="T22">Mi</text:span><text:span text:style-name="T16">)(</text:span><text:span text:style-name="T17">La-</text:span><text:span text:style-name="T16">)</text:span></text:p>
      <text:p text:style-name="P2"/>
      <text:p text:style-name="P1"><text:span text:style-name="T16">Furono baci e furono sorrisi</text:span></text:p>
      <text:p text:style-name="P1"><text:span text:style-name="T16">( <text:s text:c="2"/>) <text:s text:c="16"/>( <text:s text:c="2"/>)</text:span></text:p>
      <text:p text:style-name="P1"><text:span text:style-name="T16">Poi furono soltanto i fiordalisi</text:span></text:p>
      <text:p text:style-name="P1"><text:span text:style-name="T16">( <text:s text:c="2"/>) <text:s text:c="19"/>( <text:s text:c="2"/>)</text:span></text:p>
      <text:p text:style-name="P1"><text:span text:style-name="T16">Che videro con gli occhi delle stelle</text:span></text:p>
      <text:p text:style-name="P1"><text:span text:style-name="T16">( <text:s text:c="2"/>) <text:s text:c="25"/>( <text:s text:c="2"/>)</text:span></text:p>
      <text:p text:style-name="P1"><text:span text:style-name="T16">Fremere al vento e ai baci la tua pelle</text:span></text:p>
      <text:p text:style-name="P1"><text:span text:style-name="T16"><text:s text:c="11"/>( <text:s text:c="2"/>) <text:s text:c="15"/>( <text:s text:c="2"/>)( <text:s text:c="2"/>)</text:span></text:p>
      <text:p text:style-name="P2"/>
      <text:p text:style-name="P2"/>
      <text:p text:style-name="P1"><text:span text:style-name="T16">Dicono poi che mentre ritornavi</text:span></text:p>
      <text:p text:style-name="P1"><text:span text:style-name="T16">( <text:s text:c="2"/>) <text:s text:c="17"/>( <text:s text:c="2"/>)</text:span></text:p>
      <text:p text:style-name="P1"><text:span text:style-name="T16">Nel fiume, chissà come, scivolavi</text:span></text:p>
      <text:p text:style-name="P1"><text:span text:style-name="T16">( <text:s text:c="2"/>) <text:s text:c="18"/>( <text:s text:c="2"/>)</text:span></text:p>
      <text:p text:style-name="P1"><text:span text:style-name="T16">E lui che non ti volle creder morta</text:span></text:p>
      <text:p text:style-name="P1"><text:span text:style-name="T16">( <text:s text:c="2"/>) <text:s text:c="23"/>( <text:s text:c="2"/>)</text:span></text:p>
      <text:p text:style-name="P1"><text:span text:style-name="T16">Bussò cent'anni ancora alla tua porta</text:span></text:p>
      <text:p text:style-name="P1"><text:span text:style-name="T16"><text:s text:c="10"/>( <text:s text:c="2"/>) <text:s text:c="13"/>( <text:s text:c="2"/>)( <text:s text:c="2"/>)</text:span></text:p>
      <text:p text:style-name="P2"/>
      <text:p text:style-name="P2"/>
      <text:p text:style-name="P1"><text:span text:style-name="T16">Questa è la tua canzone, Marinella</text:span></text:p>
      <text:p text:style-name="P1"><text:span text:style-name="T16">( <text:s text:c="2"/>) <text:s text:c="18"/>( <text:s text:c="2"/>)</text:span></text:p>
      <text:p text:style-name="P1"><text:span text:style-name="T16">Che sei volata in cielo su una stella</text:span></text:p>
      <text:p text:style-name="P1"><text:span text:style-name="T16">( <text:s text:c="2"/>) <text:s text:c="25"/>( <text:s text:c="2"/>)</text:span></text:p>
      <text:p text:style-name="P1"><text:span text:style-name="T16">| E come tutte le più belle cose</text:span></text:p>
      <text:p text:style-name="P1"><text:span text:style-name="T16">| ( <text:s text:c="2"/>) <text:s text:c="19"/>( <text:s text:c="2"/>)</text:span></text:p>
      <text:p text:style-name="P1"><text:span text:style-name="T16">| Vivesti solo un giorno, come le rose</text:span></text:p>
      <text:p text:style-name="P1"><text:span text:style-name="T16">| <text:s text:c="14"/>( <text:s text:c="2"/>) <text:s text:c="8"/>( <text:s text:c="2"/>)( <text:s text:c="2"/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ascadia Code1" svg:font-family="'Cascadia Code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sto_20_fumetto_20_Carattere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ngo</meta:initial-creator>
    <meta:editing-cycles>4</meta:editing-cycles>
    <meta:print-date>2024-08-19T11:19:00</meta:print-date>
    <meta:creation-date>2024-08-19T11:07:00</meta:creation-date>
    <dc:date>2024-09-23T15:46:45.391403764</dc:date>
    <meta:editing-duration>PT15M21S</meta:editing-duration>
    <meta:generator>LibreOffice/7.4.7.2$Linux_X86_64 LibreOffice_project/40$Build-2</meta:generator>
    <meta:document-statistic meta:table-count="0" meta:image-count="0" meta:object-count="0" meta:page-count="2" meta:paragraph-count="57" meta:word-count="286" meta:character-count="1978" meta:non-whitespace-character-count="1074"/>
    <meta:user-defined meta:name="AppVersion">16.0000</meta:user-defined>
    <meta:template xlink:type="simple" xlink:actuate="onRequest" xlink:title="Normal.dotm" xlink:href=""/>
  </office:meta>
</office:document-meta>
</file>